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 table:number-columns-spanned="15" table:number-rows-spanned="1">
            <text:p>TEKST DO ZASZYFROWANIA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8"/>
        </table:table-row>
        <table:table-row table:style-name="ro1">
          <table:table-cell table:formula="of:=CHAR(ROW([.A3])+COLUMN([.A3])+63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 table:number-columns-spanned="15" table:number-rows-spanned="1">
            <text:p>KLUCZ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ROW([.A4])+COLUMN([.A4])+63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 table:formula="of:=CHAR(ROW([.A5])+COLUMN([.A5])+63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 table:number-columns-spanned="15" table:number-rows-spanned="1">
            <text:p>SZYFROGRAM</text:p>
          </table:table-cell>
          <table:covered-table-cell table:number-columns-repeated="14"/>
          <table:table-cell table:number-columns-repeated="12"/>
        </table:table-row>
        <table:table-row table:style-name="ro2">
          <table:table-cell table:formula="of:=CHAR(ROW([.A6])+COLUMN([.A6])+63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4" table:formula="of:=INDEX([.$A$1:.$Z$26];MATCH([.AA2];[.$A$1:.$A$26];0);MATCH([.AA4];[.$A$1:.$A$26];0))" office:value-type="string" office:string-value="K" calcext:value-type="string">
            <text:p>K</text:p>
          </table:table-cell>
          <table:table-cell table:style-name="ce4" table:formula="of:=INDEX([.$A$1:.$Z$26];MATCH([.AB2];[.$A$1:.$A$26];0);MATCH([.AB4];[.$A$1:.$A$26];0))" office:value-type="string" office:string-value="Z" calcext:value-type="string">
            <text:p>Z</text:p>
          </table:table-cell>
          <table:table-cell table:style-name="ce4" table:formula="of:=INDEX([.$A$1:.$Z$26];MATCH([.AC2];[.$A$1:.$A$26];0);MATCH([.AC4];[.$A$1:.$A$26];0))" office:value-type="string" office:string-value="Z" calcext:value-type="string">
            <text:p>Z</text:p>
          </table:table-cell>
          <table:table-cell table:style-name="ce4" table:formula="of:=INDEX([.$A$1:.$Z$26];MATCH([.AD2];[.$A$1:.$A$26];0);MATCH([.AD4];[.$A$1:.$A$26];0))" office:value-type="string" office:string-value="T" calcext:value-type="string">
            <text:p>T</text:p>
          </table:table-cell>
          <table:table-cell table:style-name="ce4" table:formula="of:=INDEX([.$A$1:.$Z$26];MATCH([.AE2];[.$A$1:.$A$26];0);MATCH([.AE4];[.$A$1:.$A$26];0))" office:value-type="string" office:string-value="P" calcext:value-type="string">
            <text:p>P</text:p>
          </table:table-cell>
          <table:table-cell table:style-name="ce4" table:formula="of:=INDEX([.$A$1:.$Z$26];MATCH([.AF2];[.$A$1:.$A$26];0);MATCH([.AF4];[.$A$1:.$A$26];0))" office:value-type="string" office:string-value="U" calcext:value-type="string">
            <text:p>U</text:p>
          </table:table-cell>
          <table:table-cell table:style-name="ce4" table:formula="of:=INDEX([.$A$1:.$Z$26];MATCH([.AG2];[.$A$1:.$A$26];0);MATCH([.AG4];[.$A$1:.$A$26];0))" office:value-type="string" office:string-value="Q" calcext:value-type="string">
            <text:p>Q</text:p>
          </table:table-cell>
          <table:table-cell table:style-name="ce4" table:formula="of:=INDEX([.$A$1:.$Z$26];MATCH([.AH2];[.$A$1:.$A$26];0);MATCH([.AH4];[.$A$1:.$A$26];0))" office:value-type="string" office:string-value="F" calcext:value-type="string">
            <text:p>F</text:p>
          </table:table-cell>
          <table:table-cell table:style-name="ce4" table:formula="of:=INDEX([.$A$1:.$Z$26];MATCH([.AI2];[.$A$1:.$A$26];0);MATCH([.AI4];[.$A$1:.$A$26];0))" office:value-type="string" office:string-value="A" calcext:value-type="string">
            <text:p>A</text:p>
          </table:table-cell>
          <table:table-cell table:number-columns-repeated="18"/>
        </table:table-row>
        <table:table-row table:style-name="ro1">
          <table:table-cell table:formula="of:=CHAR(ROW([.A7])+COLUMN([.A7])+63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1" office:value-type="string" calcext:value-type="string" table:number-columns-spanned="15" table:number-rows-spanned="1">
            <text:p>DESZYFRACJA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ROW([.A8])+COLUMN([.A8])+63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7"/>
        </table:table-row>
        <table:table-row table:style-name="ro1">
          <table:table-cell table:formula="of:=CHAR(ROW([.A9])+COLUMN([.A9])+63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7"/>
        </table:table-row>
        <table:table-row table:style-name="ro1">
          <table:table-cell table:formula="of:=CHAR(ROW([.A10])+COLUMN([.A10])+63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2" office:value-type="string" calcext:value-type="string" table:number-columns-spanned="4" table:number-rows-spanned="1">
            <text:p>KOD()</text:p>
          </table:table-cell>
          <table:covered-table-cell table:number-columns-repeated="3"/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formula="of:=CHAR(ROW([.A11])+COLUMN([.A11])+63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2" office:value-type="string" calcext:value-type="string" table:number-columns-spanned="4" table:number-rows-spanned="1">
            <text:p>ZŁĄCZ.TEKSTY()</text:p>
          </table:table-cell>
          <table:covered-table-cell table:number-columns-repeated="3"/>
          <table:table-cell/>
          <table:table-cell office:value-type="string" calcext:value-type="string">
            <text:p>C9</text:p>
          </table:table-cell>
          <table:table-cell table:number-columns-repeated="21"/>
        </table:table-row>
        <table:table-row table:style-name="ro1">
          <table:table-cell table:formula="of:=CHAR(ROW([.A12])+COLUMN([.A12])+63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style-name="ce2" office:value-type="string" calcext:value-type="string" table:number-columns-spanned="4" table:number-rows-spanned="1">
            <text:p>ADR.POŚR()</text:p>
          </table:table-cell>
          <table:covered-table-cell table:number-columns-repeated="3"/>
          <table:table-cell table:number-columns-repeated="23"/>
        </table:table-row>
        <table:table-row table:style-name="ro1">
          <table:table-cell table:formula="of:=CHAR(ROW([.A13])+COLUMN([.A13])+63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7"/>
        </table:table-row>
        <table:table-row table:style-name="ro1">
          <table:table-cell table:formula="of:=CHAR(ROW([.A14])+COLUMN([.A14])+63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ROW([.A15])+COLUMN([.A15])+63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ROW([.A16])+COLUMN([.A16])+63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ROW([.A17])+COLUMN([.A17])+63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ROW([.A18])+COLUMN([.A18])+63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ROW([.A19])+COLUMN([.A19])+63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ROW([.A20])+COLUMN([.A20])+63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ROW([.A21])+COLUMN([.A21])+63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ROW([.A22])+COLUMN([.A22])+63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ROW([.A23])+COLUMN([.A23])+63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ROW([.A24])+COLUMN([.A24])+63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ROW([.A25])+COLUMN([.A25])+63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ROW([.A26])+COLUMN([.A26])+63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.00.0000</text:date>, <text:time style:data-style-name="N2" text:time-value="20:15:21.02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7T11:13:24.667188100</meta:creation-date>
    <dc:date>2020-03-01T20:27:51.436000000</dc:date>
    <meta:editing-duration>PT24M44S</meta:editing-duration>
    <meta:editing-cycles>2</meta:editing-cycles>
    <meta:generator>LibreOffice/6.3.1.2$Windows_X86_64 LibreOffice_project/b79626edf0065ac373bd1df5c28bd630b4424273</meta:generator>
    <meta:document-statistic meta:table-count="1" meta:cell-count="713" meta:object-count="0"/>
  </office:meta>
</office:document-meta>
</file>